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1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4.453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0.131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stroke="none" svg:stroke-color="#000000" draw:fill="none" draw:fill-color="#ffffff" fo:min-height="0.28cm"/>
    </style:style>
    <style:style style:name="gr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58cm"/>
    </style:style>
    <style:style style:name="gr11" style:family="graphic" style:parent-style-name="standard">
      <style:graphic-properties draw:stroke="none" svg:stroke-color="#000000" draw:fill="none" draw:fill-color="#ffffff" fo:min-height="8.53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401cm" fo:min-width="4.32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906cm" svg:height="1.651cm" svg:x="1.381cm" svg:y="1.508cm">
          <draw:text-box>
            <text:p>Pre-install checks</text:p>
          </draw:text-box>
        </draw:frame>
        <draw:custom-shape draw:style-name="gr2" draw:text-style-name="P2" draw:layer="layout" svg:width="4.953cm" svg:height="3.048cm" svg:x="36.433cm" svg:y="1.889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413cm" svg:height="1.143cm" svg:x="38.084cm" svg:y="2.27cm">
          <draw:text-box>
            <text:p>Key</text:p>
          </draw:text-box>
        </draw:frame>
        <draw:line draw:style-name="gr4" draw:text-style-name="P3" draw:layer="layout" svg:x1="36.687cm" svg:y1="4.048cm" svg:x2="38.465cm" svg:y2="4.048cm">
          <text:p/>
        </draw:line>
        <draw:frame draw:style-name="gr3" draw:text-style-name="P1" draw:layer="layout" svg:width="2.54cm" svg:height="1.143cm" svg:x="38.592cm" svg:y="3.54cm">
          <draw:text-box>
            <text:p>Order</text:p>
          </draw:text-box>
        </draw:frame>
        <draw:frame draw:style-name="gr5" draw:text-style-name="P1" xml:id="id1" draw:id="id1" draw:layer="layout" svg:width="4.699cm" svg:height="0.962cm" svg:x="2.524cm" svg:y="4.048cm">
          <draw:text-box>
            <text:p>Valid partitions</text:p>
          </draw:text-box>
        </draw:frame>
        <draw:frame draw:style-name="gr6" draw:text-style-name="P1" xml:id="id2" draw:id="id2" draw:layer="layout" svg:width="3.81cm" svg:height="0.962cm" svg:x="9.255cm" svg:y="1.816cm">
          <draw:text-box>
            <text:p>/ (mounted)</text:p>
          </draw:text-box>
        </draw:frame>
        <draw:frame draw:style-name="gr7" draw:text-style-name="P1" xml:id="id3" draw:id="id3" draw:layer="layout" svg:width="5.08cm" svg:height="0.962cm" svg:x="9.255cm" svg:y="2.905cm">
          <draw:text-box>
            <text:p>/boot (mounted)</text:p>
          </draw:text-box>
        </draw:frame>
        <draw:connector draw:style-name="gr4" draw:text-style-name="P3" draw:layer="layout" draw:type="curve" draw:line-skew="-0.127cm" svg:x1="7.223cm" svg:y1="4.529cm" svg:x2="9.255cm" svg:y2="2.297cm" draw:start-shape="id1" draw:start-glue-point="1" draw:end-shape="id2" svg:d="M7223 4529c1333 0 318-2232 2032-2232" svg:viewBox="0 0 2033 2233">
          <text:p/>
        </draw:connector>
        <draw:connector draw:style-name="gr4" draw:text-style-name="P3" draw:layer="layout" draw:type="curve" draw:line-skew="0.19cm" svg:x1="7.223cm" svg:y1="4.529cm" svg:x2="9.255cm" svg:y2="3.386cm" draw:start-shape="id1" draw:start-glue-point="1" draw:end-shape="id3" svg:d="M7223 4529c1809 0 793-1143 2032-1143" svg:viewBox="0 0 2033 1144">
          <text:p/>
        </draw:connector>
        <draw:frame draw:style-name="gr3" draw:text-style-name="P1" xml:id="id4" draw:id="id4" draw:layer="layout" svg:width="3.683cm" svg:height="1.143cm" svg:x="3.032cm" svg:y="6.588cm">
          <draw:text-box>
            <text:p>Find profile</text:p>
          </draw:text-box>
        </draw:frame>
        <draw:frame draw:style-name="gr8" draw:text-style-name="P1" xml:id="id5" draw:id="id5" draw:layer="layout" svg:width="8.763cm" svg:height="0.962cm" svg:x="8.747cm" svg:y="6.642cm">
          <draw:text-box>
            <text:p>Get deps and create cfg files</text:p>
          </draw:text-box>
        </draw:frame>
        <draw:connector draw:style-name="gr9" draw:text-style-name="P4" draw:layer="layout" draw:type="curve" svg:x1="4.873cm" svg:y1="5.01cm" svg:x2="4.873cm" svg:y2="6.588cm" draw:start-shape="id1" draw:start-glue-point="2" draw:end-shape="id4" svg:d="M4873 5010v1578" svg:viewBox="0 0 1 1579">
          <text:p/>
        </draw:connector>
        <draw:connector draw:style-name="gr9" draw:text-style-name="P4" draw:layer="layout" draw:type="curve" svg:x1="6.715cm" svg:y1="7.159cm" svg:x2="8.747cm" svg:y2="7.123cm" draw:start-shape="id4" draw:start-glue-point="1" draw:end-shape="id5" draw:end-glue-point="3" svg:d="M6715 7159c1524 0 508-36 2032-36" svg:viewBox="0 0 2033 37">
          <text:p/>
        </draw:connector>
        <draw:frame draw:style-name="gr10" draw:text-style-name="P1" xml:id="id6" draw:id="id6" draw:layer="layout" svg:width="5.588cm" svg:height="0.962cm" svg:x="2.905cm" svg:y="8.62cm">
          <draw:text-box>
            <text:p>Get compile order</text:p>
          </draw:text-box>
        </draw:frame>
        <draw:frame draw:style-name="gr11" draw:text-style-name="P1" xml:id="id7" draw:id="id7" draw:layer="layout" svg:width="7.239cm" svg:height="8.783cm" svg:x="12.176cm" svg:y="8.62cm">
          <draw:text-box>
            <text:p>Default:</text:p>
            <text:p>CHROOT</text:p>
            <text:p>1. dist_req</text:p>
            <text:p>2. comp_req</text:p>
            <text:p>3. install_req</text:p>
            <text:p>4. dist_req</text:p>
            <text:p/>
            <text:p>GENTOO</text:p>
            <text:p>1. comp_op</text:p>
            <text:p>2. install_op</text:p>
            <text:p>3. remove_post_boot</text:p>
            <text:p>4. reboot</text:p>
          </draw:text-box>
        </draw:frame>
        <draw:connector draw:style-name="gr9" draw:text-style-name="P4" draw:layer="layout" draw:type="curve" draw:line-skew="0.159cm" svg:x1="8.493cm" svg:y1="9.101cm" svg:x2="12.176cm" svg:y2="13.011cm" draw:start-shape="id6" draw:start-glue-point="1" draw:end-shape="id7" svg:d="M8493 9101c3001 0 1160 3910 3683 3910" svg:viewBox="0 0 3684 3911">
          <text:p/>
        </draw:connector>
        <draw:frame draw:style-name="gr6" draw:text-style-name="P1" xml:id="id8" draw:id="id8" draw:layer="layout" svg:width="6.985cm" svg:height="0.962cm" svg:x="2.905cm" svg:y="10.525cm">
          <draw:text-box>
            <text:p>Write post_boot cfg file</text:p>
          </draw:text-box>
        </draw:frame>
        <draw:connector draw:style-name="gr9" draw:text-style-name="P4" draw:layer="layout" draw:type="curve" svg:x1="4.873cm" svg:y1="7.731cm" svg:x2="5.699cm" svg:y2="8.62cm" draw:start-shape="id4" draw:start-glue-point="2" draw:end-shape="id6" draw:end-glue-point="0" svg:d="M4873 7731c0 667 826 223 826 889" svg:viewBox="0 0 827 890">
          <text:p/>
        </draw:connector>
        <draw:connector draw:style-name="gr9" draw:text-style-name="P4" draw:layer="layout" draw:type="curve" svg:x1="5.699cm" svg:y1="9.582cm" svg:x2="6.397cm" svg:y2="10.525cm" draw:start-shape="id6" draw:start-glue-point="2" draw:end-shape="id8" draw:end-glue-point="0" svg:d="M5699 9582c0 708 698 237 698 943" svg:viewBox="0 0 699 944">
          <text:p/>
        </draw:connector>
        <draw:frame draw:style-name="gr7" draw:text-style-name="P1" xml:id="id9" draw:id="id9" draw:layer="layout" svg:width="4.572cm" svg:height="0.962cm" svg:x="9.255cm" svg:y="3.921cm">
          <draw:text-box>
            <text:p>/usr (initramfs)</text:p>
          </draw:text-box>
        </draw:frame>
        <draw:connector draw:style-name="gr9" draw:text-style-name="P4" draw:layer="layout" draw:type="curve" svg:x1="7.223cm" svg:y1="4.529cm" svg:x2="9.255cm" svg:y2="4.402cm" draw:start-shape="id1" draw:start-glue-point="1" draw:end-shape="id9" draw:end-glue-point="3" svg:d="M7223 4529c1524 0 508-127 2032-127" svg:viewBox="0 0 2033 128">
          <text:p/>
        </draw:connector>
        <draw:custom-shape draw:style-name="gr12" draw:text-style-name="P5" xml:id="id10" draw:id="id10" draw:layer="layout" svg:width="4.826cm" svg:height="1.651cm" svg:x="4.683cm" svg:y="12.43cm">
          <text:p text:style-name="P2">Start install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6.397cm" svg:y1="11.487cm" svg:x2="7.096cm" svg:y2="12.43cm" draw:start-shape="id8" draw:start-glue-point="2" draw:end-shape="id10" draw:end-glue-point="0" svg:d="M6397 11487c0 706 699 235 699 943" svg:viewBox="0 0 700 9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i Tumbar</meta:initial-creator>
    <meta:creation-date>2015-12-22T22:22:14.924732548</meta:creation-date>
    <dc:date>2015-12-23T19:07:16.426476425</dc:date>
    <dc:creator>Andrei Tumbar</dc:creator>
    <meta:editing-duration>PT2H48M33S</meta:editing-duration>
    <meta:editing-cycles>2</meta:editing-cycles>
    <meta:generator>LibreOffice/5.0.3.2$Linux_X86_64 LibreOffice_project/00m0$Build-2</meta:generator>
    <meta:document-statistic meta:object-count="24"/>
  </office:meta>
</office:document-meta>
</file>